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style:font-family-generic="roman" style:font-pitch="variable"/>
    <style:font-face style:name="Merriweather Light" svg:font-family="'Merriweather Light'"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Merriweather Light1" svg:font-family="'Merriweather Light'"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9375in" fo:margin-left="-0.0521in" fo:margin-top="0in" fo:margin-bottom="0in" fo:break-before="auto" fo:break-after="auto" table:align="left" style:writing-mode="lr-tb"/>
    </style:style>
    <style:style style:name="Table1.A" style:family="table-column">
      <style:table-column-properties style:column-width="4.7493in"/>
    </style:style>
    <style:style style:name="Table1.B" style:family="table-column">
      <style:table-column-properties style:column-width="3.1875in"/>
    </style:style>
    <style:style style:name="Table1.1" style:family="table-row">
      <style:table-row-properties style:min-row-height="0.9375in" fo:keep-together="auto"/>
    </style:style>
    <style:style style:name="Table1.A1" style:family="table-cell">
      <style:table-cell-properties style:vertical-align="" fo:padding="0.1in" fo:border="none"/>
    </style:style>
    <style:style style:name="Table1.2" style:family="table-row">
      <style:table-row-properties style:min-row-height="8.0625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15%" fo:padding="0in" fo:border="none"/>
    </style:style>
    <style:style style:name="P3" style:family="paragraph" style:parent-style-name="Standard" style:master-page-name="Standard">
      <style:paragraph-properties fo:margin-top="0in" fo:margin-bottom="0in" loext:contextual-spacing="false" fo:line-height="100%" style:page-number="1" fo:break-before="auto" fo:break-after="auto" fo:padding="0in" fo:border="none"/>
      <style:text-properties fo:font-size="6pt" style:font-size-asian="6pt" style:font-size-complex="6pt"/>
    </style:style>
    <style:style style:name="P4" style:family="paragraph" style:parent-style-name="Standard">
      <style:paragraph-properties fo:margin-left="0in" fo:margin-right="0in" fo:margin-top="0.1665in" fo:margin-bottom="0.1665in" loext:contextual-spacing="false" fo:line-height="100%" fo:text-indent="0in" style:auto-text-indent="false"/>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left="0in" fo:margin-right="0.2083in" fo:margin-top="0in" fo:margin-bottom="0.139in" loext:contextual-spacing="false" fo:line-height="100%" fo:text-indent="0in" style:auto-text-indent="false"/>
    </style:style>
    <style:style style:name="P7" style:family="paragraph" style:parent-style-name="Standard">
      <style:paragraph-properties fo:margin-left="0in" fo:margin-right="0.2083in" fo:margin-top="0in" fo:margin-bottom="0.139in" loext:contextual-spacing="false" fo:line-height="130%" fo:text-align="start" style:justify-single-word="false" fo:keep-together="auto" fo:orphans="0" fo:widows="0" fo:text-indent="0in" style:auto-text-indent="false" fo:padding="0in" fo:border="none" fo:keep-with-next="auto"/>
    </style:style>
    <style:style style:name="P8" style:family="paragraph" style:parent-style-name="Heading_20_1">
      <style:paragraph-properties fo:margin-top="0.139in" fo:margin-bottom="0.139in" loext:contextual-spacing="false" fo:line-height="100%" fo:padding="0in" fo:border="none"/>
    </style:style>
    <style:style style:name="P9" style:family="paragraph" style:parent-style-name="Heading_20_2">
      <style:paragraph-properties fo:margin-top="0in" fo:margin-bottom="0.139in" loext:contextual-spacing="false" fo:line-height="100%"/>
    </style:style>
    <style:style style:name="P10" style:family="paragraph" style:parent-style-name="Heading_20_2">
      <style:paragraph-properties fo:margin-top="0in" fo:margin-bottom="0in" loext:contextual-spacing="false" fo:line-height="100%"/>
    </style:style>
    <style:style style:name="P11" style:family="paragraph" style:parent-style-name="Heading_20_2">
      <style:paragraph-properties fo:margin-top="0in" fo:margin-bottom="0in" loext:contextual-spacing="false" fo:line-height="100%"/>
      <style:text-properties style:font-name="Merriweather Light" fo:font-size="10pt" fo:font-style="italic" fo:font-weight="normal" style:font-name-asian="Merriweather Light1" style:font-size-asian="10pt" style:font-style-asian="italic" style:font-weight-asian="normal" style:font-name-complex="Merriweather Light1" style:font-size-complex="10pt"/>
    </style:style>
    <style:style style:name="P12" style:family="paragraph" style:parent-style-name="Heading_20_2">
      <style:paragraph-properties fo:margin-top="0in" fo:margin-bottom="0in" loext:contextual-spacing="false" fo:line-height="100%" fo:padding="0in" fo:border="none"/>
    </style:style>
    <style:style style:name="P13" style:family="paragraph" style:parent-style-name="Heading_20_3">
      <style:paragraph-properties fo:margin-left="0.5in" fo:margin-right="0.2083in" fo:margin-top="0in" fo:margin-bottom="0in" loext:contextual-spacing="false" fo:line-height="100%" fo:text-indent="0in" style:auto-text-indent="false"/>
    </style:style>
    <style:style style:name="P14" style:family="paragraph" style:parent-style-name="Title">
      <style:paragraph-properties fo:margin-top="0in" fo:margin-bottom="0in" loext:contextual-spacing="false" fo:line-height="100%" fo:padding="0in" fo:border="none"/>
    </style:style>
    <style:style style:name="T1" style:family="text">
      <style:text-properties style:font-name="Merriweather Light" style:font-name-asian="Merriweather Light1" style:font-name-complex="Merriweather Light1"/>
    </style:style>
    <style:style style:name="T2" style:family="text">
      <style:text-properties style:font-name="Merriweather Light" fo:font-style="italic" fo:font-weight="normal" style:font-name-asian="Merriweather Light1" style:font-style-asian="italic" style:font-weight-asian="normal" style:font-name-complex="Merriweather Light1"/>
    </style:style>
    <style:style style:name="T3" style:family="text">
      <style:text-properties style:font-name="Merriweather Light" fo:font-size="12pt" fo:font-style="italic" fo:font-weight="normal" style:font-name-asian="Merriweather Light1" style:font-size-asian="12pt" style:font-style-asian="italic" style:font-weight-asian="normal" style:font-name-complex="Merriweather Light1" style:font-size-complex="12pt"/>
    </style:style>
    <style:style style:name="T4" style:family="text">
      <style:text-properties style:font-name="Merriweather Light" fo:font-size="10pt" fo:font-style="italic" fo:font-weight="normal" style:font-name-asian="Merriweather Light1" style:font-size-asian="10pt" style:font-style-asian="italic" style:font-weight-asian="normal" style:font-name-complex="Merriweather Light1" style:font-size-complex="10pt"/>
    </style:style>
    <style:style style:name="T5" style:family="text">
      <style:text-properties fo:color="#000000" style:font-name="Open Sans" style:font-name-asian="Open Sans1" style:font-name-complex="Open Sans1"/>
    </style:style>
    <style:style style:name="T6" style:family="text">
      <style:text-properties fo:color="#000000" style:font-name="Open Sans Light" fo:font-size="8pt" style:font-name-asian="Open Sans Light1" style:font-size-asian="8pt" style:font-name-complex="Open Sans Light1" style:font-size-complex="8pt"/>
    </style:style>
    <style:style style:name="T7" style:family="text">
      <style:text-properties fo:color="#1155cc" style:font-name="Open Sans" style:text-underline-style="solid" style:text-underline-width="auto" style:text-underline-color="font-color" style:font-name-asian="Open Sans1" style:font-name-complex="Open Sans1"/>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style>
    <style:style style:name="T10" style:family="text">
      <style:text-properties fo:font-size="12pt" fo:font-style="italic" fo:font-weight="normal" style:font-size-asian="12pt" style:font-style-asian="italic" style:font-weight-asian="normal" style:font-size-complex="12pt"/>
    </style:style>
    <style:style style:name="T11" style:family="text">
      <style:text-properties fo:font-weight="normal" style:font-weight-asian="normal"/>
    </style:style>
    <style:style style:name="T12" style:family="text">
      <style:text-properties style:font-name="Merriweather" fo:font-size="10pt" fo:font-weight="bold" style:font-name-asian="Merriweather1" style:font-size-asian="10pt" style:font-weight-asian="bold" style:font-name-complex="Merriweather1" style:font-size-complex="10pt"/>
    </style:style>
    <style:style style:name="T13" style:family="text">
      <style:text-properties style:font-name="Merriweather" fo:font-size="10pt" style:font-name-asian="Merriweather1" style:font-size-asian="10pt" style:font-name-complex="Merriweather1" style:font-size-complex="10pt"/>
    </style:style>
    <style:style style:name="T14" style:family="text">
      <style:text-properties fo:color="#b7b7b7" fo:font-size="12pt" style:font-size-asian="12pt" style:font-size-complex="12pt"/>
    </style:style>
    <style:style style:name="T15" style:family="text">
      <style:text-properties fo:font-size="10pt" style:font-size-asian="10pt" style:font-size-complex="10pt"/>
    </style:style>
    <style:style style:name="T16" style:family="text">
      <style:text-properties fo:font-size="10pt" fo:font-style="italic" fo:font-weight="normal" style:font-size-asian="10pt" style:font-style-asian="italic" style:font-weight-asian="normal" style:font-size-complex="10pt"/>
    </style:style>
    <style:style style:name="T17" style:family="text">
      <style:text-properties fo:font-style="italic" fo:font-weight="normal" style:font-style-asian="italic" style:font-weight-asian="normal"/>
    </style:style>
    <style:style style:name="T18"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row table:style-name="Table1.1">
          <table:table-cell table:style-name="Table1.A1" office:value-type="string">
            <text:p text:style-name="P14"><text:bookmark text:name="_x8fm1uorkbaw"/>Daniel H. Lewis</text:p>
          </table:table-cell>
          <table:table-cell table:style-name="Table1.A1" office:value-type="string">
            <text:p text:style-name="P2"><text:span text:style-name="T5">Salt Lake City, UT</text:span></text:p>
            <text:p text:style-name="P2"><text:span text:style-name="T5">(951) 790-2621</text:span></text:p>
            <text:p text:style-name="P2"><text:a xlink:type="simple" xlink:href="mailto:daniellewis@duck.com" text:style-name="ListLabel_20_1" text:visited-style-name="ListLabel_20_1"><text:span text:style-name="T7">daniellewis@duck.com</text:span></text:a></text:p>
            <text:p text:style-name="P2"><text:span text:style-name="T6">Updated 2024</text:span></text:p>
          </table:table-cell>
        </table:table-row>
        <table:table-row table:style-name="Table1.2">
          <table:table-cell table:style-name="Table1.A1" office:value-type="string">
            <text:p text:style-name="P8"><text:bookmark text:name="_y7d3xdxnr44m"/><text:span text:style-name="T8">EXPERIENCE </text:span></text:p>
            <text:p text:style-name="P9"><text:bookmark text:name="_mmvcbu905iz8"/><text:span text:style-name="T8">University of Utah, </text:span><text:span text:style-name="T9">Salt Lake City</text:span><text:span text:style-name="T11"> </text:span></text:p>
            <text:p text:style-name="P10"><text:bookmark text:name="_q6orpclpvpfa"/><text:span text:style-name="T2">Information Security Office </text:span></text:p>
            <text:p text:style-name="P13"><text:bookmark text:name="_n64fgzu3lwuy"/><text:span text:style-name="T12">Data Security Analyst</text:span><text:span text:style-name="T13"> | 2024 - Present </text:span></text:p>
            <text:p text:style-name="P13"><text:bookmark text:name="_vwn5nbtcwk9w"/><text:span text:style-name="T12">Cyber Security Event Analyst</text:span><text:span text:style-name="T13"> | 2023 - 2024 </text:span></text:p>
            <text:p text:style-name="P11"><text:bookmark text:name="_hmbwll8o9jyi"/></text:p>
            <text:p text:style-name="P10"><text:bookmark text:name="_q5n6vt1gf3s7"/><text:span text:style-name="T2">University Hospitals and Clinics</text:span><text:span text:style-name="T4"> </text:span></text:p>
            <text:p text:style-name="P13"><text:bookmark text:name="_6od4frs09ytm"/><text:span text:style-name="T12">Biomedical Systems Administrator I</text:span><text:span text:style-name="T13"> | 2022 - 2023 </text:span></text:p>
            <text:p text:style-name="P11"><text:bookmark text:name="_nt0wv1pdc2q0"/></text:p>
            <text:p text:style-name="P10"><text:bookmark text:name="_4f6pxf6yfrdb"/><text:span text:style-name="T2">University Medical Billing</text:span><text:span text:style-name="T4"> </text:span></text:p>
            <text:p text:style-name="P13"><text:bookmark text:name="_5obcu1awc18u"/><text:span text:style-name="T12">IT Operation Specialist</text:span><text:span text:style-name="T13"> | 2019 - 2022 </text:span></text:p>
            <text:p text:style-name="P4">In a progression of roles at the University of Utah, from IT Operation Specialist to Biomedical Systems Administrator and Cyber Security Event Analyst, and currently as a Data Security Analyst, I have demonstrated a diverse skill set. My responsibilities encompassed maintaining and managing day-to-day IT operations, installing and configuring systems, monitoring network and server performance, addressing vulnerabilities, and actively contributing to cybersecurity efforts, highlighting a comprehensive background in information security, systems administration, and IT infrastructure management.</text:p>
            <text:p text:style-name="P8"><text:bookmark text:name="_yk8luflkpwij"/><text:span text:style-name="T8">EDUCATION </text:span></text:p>
            <text:p text:style-name="P12"><text:bookmark text:name="_6wymnhinx9q5"/><text:span text:style-name="T8">Western Governors University, </text:span><text:span text:style-name="T10">Salt Lake City</text:span></text:p>
            <text:p text:style-name="P1"><text:span text:style-name="T15">Bachelors of Science, Cybersecurity and Information Assurance</text:span></text:p>
            <text:p text:style-name="P8"><text:bookmark text:name="_jhv78pp9wtzd"/><text:span text:style-name="T8">PROJECTS </text:span></text:p>
            <text:p text:style-name="P10"><text:bookmark text:name="_sm2rk0b0ne6l"/><text:span text:style-name="T8">WGU and Trend Micro Malware Analysis </text:span><text:span text:style-name="T16">Internship</text:span><text:span text:style-name="T17"> </text:span></text:p>
            <text:p text:style-name="P1"><text:span text:style-name="T18">Learned hands-on experience in the field of malware analysis, which involved identifying and analyzing malware samples. Had the opportunity to work with experienced analysts from Trend Micro to learn about the latest malware trends, analysis tools, and techniques. </text:span></text:p>
            <text:p text:style-name="P1"/>
            <text:p text:style-name="P10"><text:bookmark text:name="_vm051rmyhoww"/><text:span text:style-name="T8">University of Utah Professional Education BootCamp </text:span><text:span text:style-name="T16">Web Development</text:span><text:span text:style-name="T17"> </text:span></text:p>
            <text:p text:style-name="P5"><text:span text:style-name="T18">A short-term, intensive training program learning languages such as Python, JavaScript, HTML, CSS, and database languages. </text:span></text:p>
          </table:table-cell>
          <table:table-cell table:style-name="Table1.A1" office:value-type="string">
            <text:p text:style-name="P8"><text:bookmark text:name="_ca0awj8022e2"/><text:span text:style-name="T8">SKILLS</text:span></text:p>
            <text:p text:style-name="P6"><text:span text:style-name="T18">Cryptography Foundations</text:span></text:p>
            <text:p text:style-name="P6"><text:span text:style-name="T18">Cyber Defense and Countermeasures</text:span></text:p>
            <text:p text:style-name="P5"><text:span text:style-name="T18">Data Management Applications</text:span></text:p>
            <text:p text:style-name="P5"><text:span text:style-name="T18">Data Management Foundations</text:span></text:p>
            <text:p text:style-name="P5"><text:span text:style-name="T18">Digital Forensics in Cybersecurity</text:span></text:p>
            <text:p text:style-name="P5"><text:span text:style-name="T18">Emerging Technologies in Cybersecurity</text:span></text:p>
            <text:p text:style-name="P5"><text:span text:style-name="T18">Information Security Fundamentals</text:span></text:p>
            <text:p text:style-name="P5"><text:span text:style-name="T18">Information Systems Security</text:span></text:p>
            <text:p text:style-name="P5"><text:span text:style-name="T18">IT Applications</text:span></text:p>
            <text:p text:style-name="P5"><text:span text:style-name="T18">IT Foundations</text:span></text:p>
            <text:p text:style-name="P5"><text:span text:style-name="T18">IT Project Management</text:span></text:p>
            <text:p text:style-name="P5"><text:span text:style-name="T18">Legal Issues in Information Security</text:span></text:p>
            <text:p text:style-name="P5"><text:span text:style-name="T18">Linux Foundations</text:span></text:p>
            <text:p text:style-name="P5"><text:span text:style-name="T18">Managing Cloud Security</text:span></text:p>
            <text:p text:style-name="P5"><text:span text:style-name="T18">Managing Information Security</text:span></text:p>
            <text:p text:style-name="P5"><text:span text:style-name="T18">Network and Security Applications</text:span></text:p>
            <text:p text:style-name="P5"><text:span text:style-name="T18">Network and Security Foundations</text:span></text:p>
            <text:p text:style-name="P5"><text:span text:style-name="T18">Penetration Testing and Vulnerability Analysis</text:span></text:p>
            <text:p text:style-name="P5"><text:span text:style-name="T18">Scripting and Programming</text:span></text:p>
            <text:p text:style-name="P5"><text:span text:style-name="T18">Web Development Foundations</text:span></text:p>
            <text:p text:style-name="P8"><text:bookmark text:name="_tuxh7mwdaxox"/><text:span text:style-name="T8">CERTIFICATIONS</text:span></text:p>
            <text:p text:style-name="P5"><text:span text:style-name="T18">ITIL\LPI Linux\ISC2 SSCP</text:span></text:p>
            <text:p text:style-name="P7"><text:span text:style-name="T18">A+\Net+\Sec+\Project+\CySA+\PenTest+</text:span></text:p>
            <text:p text:style-name="P7"><text:span text:style-name="T18">CompTIA Network Security Professional - CNSP</text:span></text:p>
            <text:p text:style-name="P7"><text:span text:style-name="T18">CompTIA Network Vulnerability Assessment Professional - CNVP</text:span></text:p>
            <text:p text:style-name="P7"><text:span text:style-name="T18">CompTIA Security Analytics Professional – CSAP</text:span></text:p>
            <text:p text:style-name="P5"><text:span text:style-name="T18">CompTIA Secure Infrastructure Specialist – CSIS</text:span></text:p>
            <text:p text:style-name="P7"><text:span text:style-name="T18">CompTIA IT Operations Specialist – CIO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style:font-family-generic="roman" style:font-pitch="variable"/>
    <style:font-face style:name="Merriweather Light" svg:font-family="'Merriweather Light'"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Merriweather Light1" svg:font-family="'Merriweather Light'"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fo:break-before="auto" fo:break-after="auto"/>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break-before="auto" fo:break-after="auto"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fo:break-before="auto" fo:break-after="auto"/>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fo:break-before="auto" fo:break-after="auto"/>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ListLabel_20_1" style:display-name="ListLabel 1"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52" meta:word-count="318" meta:character-count="2487" meta:non-whitespace-character-count="2203"/>
    <meta:generator>LibreOfficeDev/6.0.5.2$Linux_X86_64 LibreOffice_project/</meta:generator>
  </office:meta>
</office:document-meta>
</file>